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5:08:5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6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79988" calcext:value-type="float">
            <text:p>179988</text:p>
          </table:table-cell>
          <table:table-cell office:value-type="float" office:value="179640" calcext:value-type="float">
            <text:p>179640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38574" calcext:value-type="float">
            <text:p>38574</text:p>
          </table:table-cell>
          <table:table-cell office:value-type="float" office:value="38505" calcext:value-type="float">
            <text:p>3850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1716" calcext:value-type="float">
            <text:p>31716</text:p>
          </table:table-cell>
          <table:table-cell office:value-type="float" office:value="31693" calcext:value-type="float">
            <text:p>3169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67150" calcext:value-type="float">
            <text:p>167150</text:p>
          </table:table-cell>
          <table:table-cell office:value-type="float" office:value="166786" calcext:value-type="float">
            <text:p>166786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50111" calcext:value-type="float">
            <text:p>50111</text:p>
          </table:table-cell>
          <table:table-cell office:value-type="float" office:value="50073" calcext:value-type="float">
            <text:p>5007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688" calcext:value-type="float">
            <text:p>25688</text:p>
          </table:table-cell>
          <table:table-cell office:value-type="float" office:value="25673" calcext:value-type="float">
            <text:p>2567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352174" calcext:value-type="float">
            <text:p>1352174</text:p>
          </table:table-cell>
          <table:table-cell office:value-type="float" office:value="815736" calcext:value-type="float">
            <text:p>815736</text:p>
          </table:table-cell>
          <table:table-cell office:value-type="float" office:value="536438" calcext:value-type="float">
            <text:p>536438</text:p>
          </table:table-cell>
          <table:table-cell/>
          <table:table-cell office:value-type="float" office:value="126249" calcext:value-type="float">
            <text:p>126249</text:p>
          </table:table-cell>
          <table:table-cell office:value-type="float" office:value="67336" calcext:value-type="float">
            <text:p>67336</text:p>
          </table:table-cell>
          <table:table-cell office:value-type="float" office:value="58913" calcext:value-type="float">
            <text:p>58913</text:p>
          </table:table-cell>
          <table:table-cell/>
          <table:table-cell office:value-type="float" office:value="89994" calcext:value-type="float">
            <text:p>89994</text:p>
          </table:table-cell>
          <table:table-cell office:value-type="float" office:value="55217" calcext:value-type="float">
            <text:p>55217</text:p>
          </table:table-cell>
          <table:table-cell office:value-type="float" office:value="34777" calcext:value-type="float">
            <text:p>34777</text:p>
          </table:table-cell>
          <table:table-cell/>
          <table:table-cell table:style-name="ce1" table:formula="of:=[.M4]/([.E4]+[.I4]+[.M4])" office:value-type="percentage" office:value="0.0551903740192469" calcext:value-type="percentage">
            <text:p>5.52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57891" calcext:value-type="float">
            <text:p>157891</text:p>
          </table:table-cell>
          <table:table-cell office:value-type="float" office:value="157521" calcext:value-type="float">
            <text:p>15752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50541" calcext:value-type="float">
            <text:p>50541</text:p>
          </table:table-cell>
          <table:table-cell office:value-type="float" office:value="50503" calcext:value-type="float">
            <text:p>5050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797" calcext:value-type="float">
            <text:p>26797</text:p>
          </table:table-cell>
          <table:table-cell office:value-type="float" office:value="26781" calcext:value-type="float">
            <text:p>2678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59413" calcext:value-type="float">
            <text:p>159413</text:p>
          </table:table-cell>
          <table:table-cell office:value-type="float" office:value="159049" calcext:value-type="float">
            <text:p>159049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49695" calcext:value-type="float">
            <text:p>49695</text:p>
          </table:table-cell>
          <table:table-cell office:value-type="float" office:value="49643" calcext:value-type="float">
            <text:p>4964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6854" calcext:value-type="float">
            <text:p>26854</text:p>
          </table:table-cell>
          <table:table-cell office:value-type="float" office:value="26833" calcext:value-type="float">
            <text:p>2683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672393" calcext:value-type="float">
            <text:p>672393</text:p>
          </table:table-cell>
          <table:table-cell office:value-type="float" office:value="173285" calcext:value-type="float">
            <text:p>173285</text:p>
          </table:table-cell>
          <table:table-cell office:value-type="float" office:value="499108" calcext:value-type="float">
            <text:p>499108</text:p>
          </table:table-cell>
          <table:table-cell/>
          <table:table-cell office:value-type="float" office:value="107543" calcext:value-type="float">
            <text:p>107543</text:p>
          </table:table-cell>
          <table:table-cell office:value-type="float" office:value="51126" calcext:value-type="float">
            <text:p>51126</text:p>
          </table:table-cell>
          <table:table-cell office:value-type="float" office:value="56417" calcext:value-type="float">
            <text:p>56417</text:p>
          </table:table-cell>
          <table:table-cell/>
          <table:table-cell office:value-type="float" office:value="68246" calcext:value-type="float">
            <text:p>68246</text:p>
          </table:table-cell>
          <table:table-cell office:value-type="float" office:value="31648" calcext:value-type="float">
            <text:p>31648</text:p>
          </table:table-cell>
          <table:table-cell office:value-type="float" office:value="36598" calcext:value-type="float">
            <text:p>36598</text:p>
          </table:table-cell>
          <table:table-cell/>
          <table:table-cell table:style-name="ce1" table:formula="of:=[.M7]/([.E7]+[.I7]+[.M7])" office:value-type="percentage" office:value="0.0618081040594606" calcext:value-type="percentage">
            <text:p>6.18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68975" calcext:value-type="float">
            <text:p>168975</text:p>
          </table:table-cell>
          <table:table-cell office:value-type="float" office:value="168617" calcext:value-type="float">
            <text:p>168617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47054" calcext:value-type="float">
            <text:p>47054</text:p>
          </table:table-cell>
          <table:table-cell office:value-type="float" office:value="47016" calcext:value-type="float">
            <text:p>4701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080" calcext:value-type="float">
            <text:p>32080</text:p>
          </table:table-cell>
          <table:table-cell office:value-type="float" office:value="32061" calcext:value-type="float">
            <text:p>3206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336421" calcext:value-type="float">
            <text:p>1336421</text:p>
          </table:table-cell>
          <table:table-cell office:value-type="float" office:value="824005" calcext:value-type="float">
            <text:p>824005</text:p>
          </table:table-cell>
          <table:table-cell office:value-type="float" office:value="512416" calcext:value-type="float">
            <text:p>512416</text:p>
          </table:table-cell>
          <table:table-cell/>
          <table:table-cell office:value-type="float" office:value="137438" calcext:value-type="float">
            <text:p>137438</text:p>
          </table:table-cell>
          <table:table-cell office:value-type="float" office:value="79615" calcext:value-type="float">
            <text:p>79615</text:p>
          </table:table-cell>
          <table:table-cell office:value-type="float" office:value="57823" calcext:value-type="float">
            <text:p>57823</text:p>
          </table:table-cell>
          <table:table-cell/>
          <table:table-cell office:value-type="float" office:value="95240" calcext:value-type="float">
            <text:p>95240</text:p>
          </table:table-cell>
          <table:table-cell office:value-type="float" office:value="59457" calcext:value-type="float">
            <text:p>59457</text:p>
          </table:table-cell>
          <table:table-cell office:value-type="float" office:value="35783" calcext:value-type="float">
            <text:p>35783</text:p>
          </table:table-cell>
          <table:table-cell/>
          <table:table-cell table:style-name="ce1" table:formula="of:=[.M9]/([.E9]+[.I9]+[.M9])" office:value-type="percentage" office:value="0.0590457112118042" calcext:value-type="percentage">
            <text:p>5.9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690214" calcext:value-type="float">
            <text:p>690214</text:p>
          </table:table-cell>
          <table:table-cell office:value-type="float" office:value="186062" calcext:value-type="float">
            <text:p>186062</text:p>
          </table:table-cell>
          <table:table-cell office:value-type="float" office:value="504152" calcext:value-type="float">
            <text:p>504152</text:p>
          </table:table-cell>
          <table:table-cell/>
          <table:table-cell office:value-type="float" office:value="105286" calcext:value-type="float">
            <text:p>105286</text:p>
          </table:table-cell>
          <table:table-cell office:value-type="float" office:value="49083" calcext:value-type="float">
            <text:p>49083</text:p>
          </table:table-cell>
          <table:table-cell office:value-type="float" office:value="56203" calcext:value-type="float">
            <text:p>56203</text:p>
          </table:table-cell>
          <table:table-cell/>
          <table:table-cell office:value-type="float" office:value="65999" calcext:value-type="float">
            <text:p>65999</text:p>
          </table:table-cell>
          <table:table-cell office:value-type="float" office:value="30326" calcext:value-type="float">
            <text:p>30326</text:p>
          </table:table-cell>
          <table:table-cell office:value-type="float" office:value="35673" calcext:value-type="float">
            <text:p>35673</text:p>
          </table:table-cell>
          <table:table-cell/>
          <table:table-cell table:style-name="ce1" table:formula="of:=[.M10]/([.E10]+[.I10]+[.M10])" office:value-type="percentage" office:value="0.0598512150435886" calcext:value-type="percentage">
            <text:p>5.99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82728" calcext:value-type="float">
            <text:p>182728</text:p>
          </table:table-cell>
          <table:table-cell office:value-type="float" office:value="182375" calcext:value-type="float">
            <text:p>18237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46920" calcext:value-type="float">
            <text:p>46920</text:p>
          </table:table-cell>
          <table:table-cell office:value-type="float" office:value="46884" calcext:value-type="float">
            <text:p>4688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0481" calcext:value-type="float">
            <text:p>30481</text:p>
          </table:table-cell>
          <table:table-cell office:value-type="float" office:value="30466" calcext:value-type="float">
            <text:p>3046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346122" calcext:value-type="float">
            <text:p>1346122</text:p>
          </table:table-cell>
          <table:table-cell office:value-type="float" office:value="811738" calcext:value-type="float">
            <text:p>811738</text:p>
          </table:table-cell>
          <table:table-cell office:value-type="float" office:value="534384" calcext:value-type="float">
            <text:p>534384</text:p>
          </table:table-cell>
          <table:table-cell/>
          <table:table-cell office:value-type="float" office:value="127568" calcext:value-type="float">
            <text:p>127568</text:p>
          </table:table-cell>
          <table:table-cell office:value-type="float" office:value="68158" calcext:value-type="float">
            <text:p>68158</text:p>
          </table:table-cell>
          <table:table-cell office:value-type="float" office:value="59410" calcext:value-type="float">
            <text:p>59410</text:p>
          </table:table-cell>
          <table:table-cell/>
          <table:table-cell office:value-type="float" office:value="95158" calcext:value-type="float">
            <text:p>95158</text:p>
          </table:table-cell>
          <table:table-cell office:value-type="float" office:value="57853" calcext:value-type="float">
            <text:p>57853</text:p>
          </table:table-cell>
          <table:table-cell office:value-type="float" office:value="37305" calcext:value-type="float">
            <text:p>37305</text:p>
          </table:table-cell>
          <table:table-cell/>
          <table:table-cell table:style-name="ce1" table:formula="of:=[.M12]/([.E12]+[.I12]+[.M12])" office:value-type="percentage" office:value="0.059111169562937" calcext:value-type="percentage">
            <text:p>5.91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676962" calcext:value-type="float">
            <text:p>676962</text:p>
          </table:table-cell>
          <table:table-cell office:value-type="float" office:value="170866" calcext:value-type="float">
            <text:p>170866</text:p>
          </table:table-cell>
          <table:table-cell office:value-type="float" office:value="506096" calcext:value-type="float">
            <text:p>506096</text:p>
          </table:table-cell>
          <table:table-cell/>
          <table:table-cell office:value-type="float" office:value="106448" calcext:value-type="float">
            <text:p>106448</text:p>
          </table:table-cell>
          <table:table-cell office:value-type="float" office:value="49463" calcext:value-type="float">
            <text:p>49463</text:p>
          </table:table-cell>
          <table:table-cell office:value-type="float" office:value="56985" calcext:value-type="float">
            <text:p>56985</text:p>
          </table:table-cell>
          <table:table-cell/>
          <table:table-cell office:value-type="float" office:value="68614" calcext:value-type="float">
            <text:p>68614</text:p>
          </table:table-cell>
          <table:table-cell office:value-type="float" office:value="32486" calcext:value-type="float">
            <text:p>32486</text:p>
          </table:table-cell>
          <table:table-cell office:value-type="float" office:value="36128" calcext:value-type="float">
            <text:p>36128</text:p>
          </table:table-cell>
          <table:table-cell/>
          <table:table-cell table:style-name="ce1" table:formula="of:=[.M13]/([.E13]+[.I13]+[.M13])" office:value-type="percentage" office:value="0.0602928193668653" calcext:value-type="percentage">
            <text:p>6.03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310777" calcext:value-type="float">
            <text:p>1310777</text:p>
          </table:table-cell>
          <table:table-cell office:value-type="float" office:value="800050" calcext:value-type="float">
            <text:p>800050</text:p>
          </table:table-cell>
          <table:table-cell office:value-type="float" office:value="510727" calcext:value-type="float">
            <text:p>510727</text:p>
          </table:table-cell>
          <table:table-cell/>
          <table:table-cell office:value-type="float" office:value="131916" calcext:value-type="float">
            <text:p>131916</text:p>
          </table:table-cell>
          <table:table-cell office:value-type="float" office:value="74782" calcext:value-type="float">
            <text:p>74782</text:p>
          </table:table-cell>
          <table:table-cell office:value-type="float" office:value="57134" calcext:value-type="float">
            <text:p>57134</text:p>
          </table:table-cell>
          <table:table-cell/>
          <table:table-cell office:value-type="float" office:value="96443" calcext:value-type="float">
            <text:p>96443</text:p>
          </table:table-cell>
          <table:table-cell office:value-type="float" office:value="60283" calcext:value-type="float">
            <text:p>60283</text:p>
          </table:table-cell>
          <table:table-cell office:value-type="float" office:value="36160" calcext:value-type="float">
            <text:p>36160</text:p>
          </table:table-cell>
          <table:table-cell/>
          <table:table-cell table:style-name="ce1" table:formula="of:=[.M14]/([.E14]+[.I14]+[.M14])" office:value-type="percentage" office:value="0.0598654682535872" calcext:value-type="percentage">
            <text:p>5.99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676340" calcext:value-type="float">
            <text:p>676340</text:p>
          </table:table-cell>
          <table:table-cell office:value-type="float" office:value="168222" calcext:value-type="float">
            <text:p>168222</text:p>
          </table:table-cell>
          <table:table-cell office:value-type="float" office:value="508118" calcext:value-type="float">
            <text:p>508118</text:p>
          </table:table-cell>
          <table:table-cell/>
          <table:table-cell office:value-type="float" office:value="106820" calcext:value-type="float">
            <text:p>106820</text:p>
          </table:table-cell>
          <table:table-cell office:value-type="float" office:value="49304" calcext:value-type="float">
            <text:p>49304</text:p>
          </table:table-cell>
          <table:table-cell office:value-type="float" office:value="57516" calcext:value-type="float">
            <text:p>57516</text:p>
          </table:table-cell>
          <table:table-cell/>
          <table:table-cell office:value-type="float" office:value="68099" calcext:value-type="float">
            <text:p>68099</text:p>
          </table:table-cell>
          <table:table-cell office:value-type="float" office:value="31636" calcext:value-type="float">
            <text:p>31636</text:p>
          </table:table-cell>
          <table:table-cell office:value-type="float" office:value="36463" calcext:value-type="float">
            <text:p>36463</text:p>
          </table:table-cell>
          <table:table-cell/>
          <table:table-cell table:style-name="ce1" table:formula="of:=[.M15]/([.E15]+[.I15]+[.M15])" office:value-type="percentage" office:value="0.0605600094336959" calcext:value-type="percentage">
            <text:p>6.06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55498" calcext:value-type="float">
            <text:p>155498</text:p>
          </table:table-cell>
          <table:table-cell office:value-type="float" office:value="155151" calcext:value-type="float">
            <text:p>155151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52403" calcext:value-type="float">
            <text:p>52403</text:p>
          </table:table-cell>
          <table:table-cell office:value-type="float" office:value="52358" calcext:value-type="float">
            <text:p>5235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6658" calcext:value-type="float">
            <text:p>26658</text:p>
          </table:table-cell>
          <table:table-cell office:value-type="float" office:value="26650" calcext:value-type="float">
            <text:p>266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3047" calcext:value-type="float">
            <text:p>153047</text:p>
          </table:table-cell>
          <table:table-cell office:value-type="float" office:value="152683" calcext:value-type="float">
            <text:p>152683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48177" calcext:value-type="float">
            <text:p>48177</text:p>
          </table:table-cell>
          <table:table-cell office:value-type="float" office:value="48142" calcext:value-type="float">
            <text:p>4814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7828" calcext:value-type="float">
            <text:p>27828</text:p>
          </table:table-cell>
          <table:table-cell office:value-type="float" office:value="27814" calcext:value-type="float">
            <text:p>278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4318" calcext:value-type="float">
            <text:p>154318</text:p>
          </table:table-cell>
          <table:table-cell office:value-type="float" office:value="153970" calcext:value-type="float">
            <text:p>153970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9537" calcext:value-type="float">
            <text:p>49537</text:p>
          </table:table-cell>
          <table:table-cell office:value-type="float" office:value="49489" calcext:value-type="float">
            <text:p>4948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7155" calcext:value-type="float">
            <text:p>27155</text:p>
          </table:table-cell>
          <table:table-cell office:value-type="float" office:value="27135" calcext:value-type="float">
            <text:p>2713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55775" calcext:value-type="float">
            <text:p>155775</text:p>
          </table:table-cell>
          <table:table-cell office:value-type="float" office:value="155420" calcext:value-type="float">
            <text:p>155420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49562" calcext:value-type="float">
            <text:p>49562</text:p>
          </table:table-cell>
          <table:table-cell office:value-type="float" office:value="49522" calcext:value-type="float">
            <text:p>495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7368" calcext:value-type="float">
            <text:p>27368</text:p>
          </table:table-cell>
          <table:table-cell office:value-type="float" office:value="27356" calcext:value-type="float">
            <text:p>2735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4612" calcext:value-type="float">
            <text:p>164612</text:p>
          </table:table-cell>
          <table:table-cell office:value-type="float" office:value="164227" calcext:value-type="float">
            <text:p>164227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42475" calcext:value-type="float">
            <text:p>42475</text:p>
          </table:table-cell>
          <table:table-cell office:value-type="float" office:value="42438" calcext:value-type="float">
            <text:p>4243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716" calcext:value-type="float">
            <text:p>26716</text:p>
          </table:table-cell>
          <table:table-cell office:value-type="float" office:value="26701" calcext:value-type="float">
            <text:p>2670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8575" calcext:value-type="float">
            <text:p>158575</text:p>
          </table:table-cell>
          <table:table-cell office:value-type="float" office:value="158226" calcext:value-type="float">
            <text:p>158226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47640" calcext:value-type="float">
            <text:p>47640</text:p>
          </table:table-cell>
          <table:table-cell office:value-type="float" office:value="47594" calcext:value-type="float">
            <text:p>4759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6223" calcext:value-type="float">
            <text:p>26223</text:p>
          </table:table-cell>
          <table:table-cell office:value-type="float" office:value="26213" calcext:value-type="float">
            <text:p>2621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52157" calcext:value-type="float">
            <text:p>152157</text:p>
          </table:table-cell>
          <table:table-cell office:value-type="float" office:value="151839" calcext:value-type="float">
            <text:p>151839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48361" calcext:value-type="float">
            <text:p>48361</text:p>
          </table:table-cell>
          <table:table-cell office:value-type="float" office:value="48308" calcext:value-type="float">
            <text:p>4830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7459" calcext:value-type="float">
            <text:p>27459</text:p>
          </table:table-cell>
          <table:table-cell office:value-type="float" office:value="27452" calcext:value-type="float">
            <text:p>274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52257" calcext:value-type="float">
            <text:p>152257</text:p>
          </table:table-cell>
          <table:table-cell office:value-type="float" office:value="151913" calcext:value-type="float">
            <text:p>151913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48732" calcext:value-type="float">
            <text:p>48732</text:p>
          </table:table-cell>
          <table:table-cell office:value-type="float" office:value="48677" calcext:value-type="float">
            <text:p>4867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7475" calcext:value-type="float">
            <text:p>27475</text:p>
          </table:table-cell>
          <table:table-cell office:value-type="float" office:value="27455" calcext:value-type="float">
            <text:p>2745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62089" calcext:value-type="float">
            <text:p>162089</text:p>
          </table:table-cell>
          <table:table-cell office:value-type="float" office:value="161757" calcext:value-type="float">
            <text:p>161757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45390" calcext:value-type="float">
            <text:p>45390</text:p>
          </table:table-cell>
          <table:table-cell office:value-type="float" office:value="45358" calcext:value-type="float">
            <text:p>4535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012" calcext:value-type="float">
            <text:p>26012</text:p>
          </table:table-cell>
          <table:table-cell office:value-type="float" office:value="26006" calcext:value-type="float">
            <text:p>2600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27071" calcext:value-type="float">
            <text:p>127071</text:p>
          </table:table-cell>
          <table:table-cell office:value-type="float" office:value="126718" calcext:value-type="float">
            <text:p>126718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5767" calcext:value-type="float">
            <text:p>35767</text:p>
          </table:table-cell>
          <table:table-cell office:value-type="float" office:value="35719" calcext:value-type="float">
            <text:p>3571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7095" calcext:value-type="float">
            <text:p>27095</text:p>
          </table:table-cell>
          <table:table-cell office:value-type="float" office:value="27070" calcext:value-type="float">
            <text:p>2707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55577" calcext:value-type="float">
            <text:p>155577</text:p>
          </table:table-cell>
          <table:table-cell office:value-type="float" office:value="155222" calcext:value-type="float">
            <text:p>155222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47103" calcext:value-type="float">
            <text:p>47103</text:p>
          </table:table-cell>
          <table:table-cell office:value-type="float" office:value="47054" calcext:value-type="float">
            <text:p>4705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7136" calcext:value-type="float">
            <text:p>27136</text:p>
          </table:table-cell>
          <table:table-cell office:value-type="float" office:value="27105" calcext:value-type="float">
            <text:p>2710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70463" calcext:value-type="float">
            <text:p>170463</text:p>
          </table:table-cell>
          <table:table-cell office:value-type="float" office:value="170127" calcext:value-type="float">
            <text:p>170127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53914" calcext:value-type="float">
            <text:p>53914</text:p>
          </table:table-cell>
          <table:table-cell office:value-type="float" office:value="53861" calcext:value-type="float">
            <text:p>5386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0285" calcext:value-type="float">
            <text:p>30285</text:p>
          </table:table-cell>
          <table:table-cell office:value-type="float" office:value="30261" calcext:value-type="float">
            <text:p>3026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86083" calcext:value-type="float">
            <text:p>186083</text:p>
          </table:table-cell>
          <table:table-cell office:value-type="float" office:value="185729" calcext:value-type="float">
            <text:p>185729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48228" calcext:value-type="float">
            <text:p>48228</text:p>
          </table:table-cell>
          <table:table-cell office:value-type="float" office:value="48189" calcext:value-type="float">
            <text:p>4818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9643" calcext:value-type="float">
            <text:p>29643</text:p>
          </table:table-cell>
          <table:table-cell office:value-type="float" office:value="29638" calcext:value-type="float">
            <text:p>2963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75781" calcext:value-type="float">
            <text:p>175781</text:p>
          </table:table-cell>
          <table:table-cell office:value-type="float" office:value="175417" calcext:value-type="float">
            <text:p>175417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50792" calcext:value-type="float">
            <text:p>50792</text:p>
          </table:table-cell>
          <table:table-cell office:value-type="float" office:value="50746" calcext:value-type="float">
            <text:p>5074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0824" calcext:value-type="float">
            <text:p>30824</text:p>
          </table:table-cell>
          <table:table-cell office:value-type="float" office:value="30807" calcext:value-type="float">
            <text:p>3080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77407" calcext:value-type="float">
            <text:p>177407</text:p>
          </table:table-cell>
          <table:table-cell office:value-type="float" office:value="177079" calcext:value-type="float">
            <text:p>177079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52761" calcext:value-type="float">
            <text:p>52761</text:p>
          </table:table-cell>
          <table:table-cell office:value-type="float" office:value="52706" calcext:value-type="float">
            <text:p>5270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292" calcext:value-type="float">
            <text:p>30292</text:p>
          </table:table-cell>
          <table:table-cell office:value-type="float" office:value="30270" calcext:value-type="float">
            <text:p>3027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57866" calcext:value-type="float">
            <text:p>157866</text:p>
          </table:table-cell>
          <table:table-cell office:value-type="float" office:value="157535" calcext:value-type="float">
            <text:p>157535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43921" calcext:value-type="float">
            <text:p>43921</text:p>
          </table:table-cell>
          <table:table-cell office:value-type="float" office:value="43858" calcext:value-type="float">
            <text:p>4385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7470" calcext:value-type="float">
            <text:p>27470</text:p>
          </table:table-cell>
          <table:table-cell office:value-type="float" office:value="27446" calcext:value-type="float">
            <text:p>2744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4984" calcext:value-type="float">
            <text:p>164984</text:p>
          </table:table-cell>
          <table:table-cell office:value-type="float" office:value="164626" calcext:value-type="float">
            <text:p>164626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48129" calcext:value-type="float">
            <text:p>48129</text:p>
          </table:table-cell>
          <table:table-cell office:value-type="float" office:value="48081" calcext:value-type="float">
            <text:p>4808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5837" calcext:value-type="float">
            <text:p>25837</text:p>
          </table:table-cell>
          <table:table-cell office:value-type="float" office:value="25819" calcext:value-type="float">
            <text:p>2581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58895" calcext:value-type="float">
            <text:p>158895</text:p>
          </table:table-cell>
          <table:table-cell office:value-type="float" office:value="158529" calcext:value-type="float">
            <text:p>158529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49985" calcext:value-type="float">
            <text:p>49985</text:p>
          </table:table-cell>
          <table:table-cell office:value-type="float" office:value="49916" calcext:value-type="float">
            <text:p>4991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471" calcext:value-type="float">
            <text:p>26471</text:p>
          </table:table-cell>
          <table:table-cell office:value-type="float" office:value="26455" calcext:value-type="float">
            <text:p>2645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style-name="ce1" table:formula="of:=SUM([.O2:.O33])/8" office:value-type="percentage" office:value="0.0594656088688982" calcext:value-type="percentage">
            <text:p>5.9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5:18:46.439272864</dc:date>
    <meta:editing-duration>PT5M56S</meta:editing-duration>
    <meta:editing-cycles>2</meta:editing-cycles>
    <meta:generator>LibreOffice/5.1.6.2$Linux_X86_64 LibreOffice_project/10m0$Build-2</meta:generator>
    <meta:document-statistic meta:table-count="1" meta:cell-count="372" meta:object-count="0"/>
  </office:meta>
</office:document-meta>
</file>